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860000456C000015184203AF09.svm"/>
  <manifest:file-entry manifest:media-type="" manifest:full-path="Pictures/200001830000456C0000156B34B8DDF1.svm"/>
  <manifest:file-entry manifest:media-type="" manifest:full-path="Pictures/200001D400004B7300001ECF2614CB04.svm"/>
  <manifest:file-entry manifest:media-type="" manifest:full-path="Pictures/200001830000456C000013EB5FA226CB.svm"/>
  <manifest:file-entry manifest:media-type="" manifest:full-path="Pictures/200001D100004B6B00001EC794417398.svm"/>
  <manifest:file-entry manifest:media-type="" manifest:full-path="Pictures/2000017F0000456C0000151838E4E07F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rázky5" text:anchor-type="paragraph" svg:x="0cm" svg:y="20.003cm" svg:width="16.999cm" svg:height="5.242cm" draw:z-index="4"><draw:image xlink:href="Pictures/200001830000456C0000156B34B8DDF1.svm" xlink:type="simple" xlink:show="embed" xlink:actuate="onLoad"/></draw:frame><draw:frame draw:style-name="fr1" draw:name="obrázky4" text:anchor-type="paragraph" svg:x="-0.106cm" svg:y="13.996cm" svg:width="16.999cm" svg:height="5.163cm" draw:z-index="3"><draw:image xlink:href="Pictures/200001860000456C000015184203AF09.svm" xlink:type="simple" xlink:show="embed" xlink:actuate="onLoad"/></draw:frame><draw:frame draw:style-name="fr1" draw:name="obrázky3" text:anchor-type="paragraph" svg:x="-0.026cm" svg:y="7.514cm" svg:width="16.999cm" svg:height="5.163cm" draw:z-index="2"><draw:image xlink:href="Pictures/2000017F0000456C0000151838E4E07F.svm" xlink:type="simple" xlink:show="embed" xlink:actuate="onLoad"/></draw:frame><draw:frame draw:style-name="fr2" draw:name="obrázky2" text:anchor-type="paragraph" svg:width="16.999cm" svg:height="6.936cm" draw:z-index="1"><draw:image xlink:href="Pictures/200001D100004B6B00001EC794417398.svm" xlink:type="simple" xlink:show="embed" xlink:actuate="onLoad"/></draw:frame><draw:frame draw:style-name="fr2" draw:name="obrázky1" text:anchor-type="paragraph" svg:width="16.999cm" svg:height="6.939cm" draw:z-index="0"><draw:image xlink:href="Pictures/200001D400004B7300001ECF2614CB04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obrázky6" text:anchor-type="paragraph" svg:width="16.999cm" svg:height="4.877cm" draw:z-index="5"><draw:image xlink:href="Pictures/200001830000456C000013EB5FA226CB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Paasda Pdsaaf</meta:initial-creator>
    <meta:creation-date>2007-10-06T20:38:14</meta:creation-date>
    <dc:creator>Paasda Pdsaaf</dc:creator>
    <dc:date>2007-10-07T04:06:27</dc:date>
    <dc:language>sk-SK</dc:language>
    <meta:editing-cycles>2</meta:editing-cycles>
    <meta:editing-duration>PT7H28M18S</meta:editing-duration>
    <meta:user-defined meta:name="Info 1"/>
    <meta:user-defined meta:name="Info 2"/>
    <meta:user-defined meta:name="Info 3"/>
    <meta:user-defined meta:name="Info 4"/>
    <meta:document-statistic meta:table-count="0" meta:image-count="6" meta:object-count="0" meta:page-count="2" meta:paragraph-count="0" meta:word-count="0" meta:character-count="0"/>
  </office:meta>
</office:document-meta>
</file>